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ame_20_contents">
      <style:text-properties officeooo:rsid="00067cd9" officeooo:paragraph-rsid="00067cd9"/>
    </style:style>
    <style:style style:name="P2" style:family="paragraph" style:parent-style-name="Frame_20_contents">
      <style:text-properties officeooo:rsid="000854c5" officeooo:paragraph-rsid="000854c5"/>
    </style:style>
    <style:style style:name="P3" style:family="paragraph" style:parent-style-name="Frame_20_contents">
      <style:text-properties officeooo:rsid="000977de" officeooo:paragraph-rsid="000977de"/>
    </style:style>
    <style:style style:name="P4" style:family="paragraph" style:parent-style-name="Standard">
      <style:text-properties officeooo:rsid="00061554" officeooo:paragraph-rsid="00061554"/>
    </style:style>
    <style:style style:name="P5" style:family="paragraph" style:parent-style-name="Standard">
      <loext:graphic-properties draw:fill="solid" draw:fill-color="#ffffff" draw:opacity="100%"/>
      <style:paragraph-properties fo:background-color="#ffffff"/>
      <style:text-properties fo:color="#000000" officeooo:paragraph-rsid="0017b06c"/>
    </style:style>
    <style:style style:name="P6" style:family="paragraph" style:parent-style-name="Standard">
      <style:text-properties style:font-name="Abyssinica SIL" fo:font-size="10pt" style:font-size-asian="10pt" style:font-size-complex="10pt"/>
    </style:style>
    <style:style style:name="P7" style:family="paragraph" style:parent-style-name="Standard">
      <style:text-properties style:font-name="Abyssinica SIL" fo:font-size="10pt" officeooo:paragraph-rsid="0017b06c" style:font-size-asian="10pt" style:font-size-complex="10pt"/>
    </style:style>
    <style:style style:name="P8" style:family="paragraph" style:parent-style-name="Standard">
      <style:text-properties style:font-name="Abyssinica SIL" fo:font-size="10pt" officeooo:paragraph-rsid="0019a152" style:font-size-asian="10pt" style:font-size-complex="10pt"/>
    </style:style>
    <style:style style:name="P9" style:family="paragraph" style:parent-style-name="Standard">
      <style:text-properties officeooo:paragraph-rsid="0019a152"/>
    </style:style>
    <style:style style:name="P10" style:family="paragraph" style:parent-style-name="Heading">
      <style:text-properties officeooo:paragraph-rsid="0006712a"/>
    </style:style>
    <style:style style:name="P11" style:family="paragraph" style:parent-style-name="Text_20_body">
      <style:text-properties officeooo:rsid="00061554" officeooo:paragraph-rsid="00061554"/>
    </style:style>
    <style:style style:name="P12" style:family="paragraph" style:parent-style-name="Text_20_body">
      <style:text-properties officeooo:rsid="00061554" officeooo:paragraph-rsid="0006712a"/>
    </style:style>
    <style:style style:name="P13" style:family="paragraph" style:parent-style-name="Text_20_body">
      <style:text-properties officeooo:rsid="0006712a" officeooo:paragraph-rsid="0006712a"/>
    </style:style>
    <style:style style:name="P14" style:family="paragraph" style:parent-style-name="Text_20_body">
      <style:text-properties officeooo:paragraph-rsid="0006712a"/>
    </style:style>
    <style:style style:name="P15" style:family="paragraph" style:parent-style-name="Text_20_body">
      <style:text-properties officeooo:rsid="00067cd9" officeooo:paragraph-rsid="00067cd9"/>
    </style:style>
    <style:style style:name="P16" style:family="paragraph" style:parent-style-name="Text_20_body">
      <style:paragraph-properties fo:text-align="center" style:justify-single-word="false"/>
    </style:style>
    <style:style style:name="P17" style:family="paragraph" style:parent-style-name="Text_20_body">
      <style:text-properties officeooo:rsid="000854c5" officeooo:paragraph-rsid="000854c5"/>
    </style:style>
    <style:style style:name="P18" style:family="paragraph" style:parent-style-name="Text_20_body">
      <style:text-properties officeooo:rsid="000977de" officeooo:paragraph-rsid="000977de"/>
    </style:style>
    <style:style style:name="P19" style:family="paragraph" style:parent-style-name="Text_20_body">
      <style:paragraph-properties fo:text-align="center" style:justify-single-word="false"/>
      <style:text-properties fo:font-size="16pt" style:font-size-asian="16pt" style:font-size-complex="16pt"/>
    </style:style>
    <style:style style:name="P20" style:family="paragraph" style:parent-style-name="Text_20_body">
      <style:text-properties officeooo:rsid="000c9e48" officeooo:paragraph-rsid="000c9e48"/>
    </style:style>
    <style:style style:name="P21" style:family="paragraph" style:parent-style-name="Text_20_body">
      <style:text-properties officeooo:rsid="000c9e48" officeooo:paragraph-rsid="000ccf33"/>
    </style:style>
    <style:style style:name="P22" style:family="paragraph" style:parent-style-name="Text_20_body">
      <style:text-properties officeooo:rsid="000ccf33" officeooo:paragraph-rsid="000ccf33"/>
    </style:style>
    <style:style style:name="P23" style:family="paragraph" style:parent-style-name="Text_20_body">
      <style:text-properties officeooo:rsid="000e27cd" officeooo:paragraph-rsid="000e27cd"/>
    </style:style>
    <style:style style:name="P24" style:family="paragraph" style:parent-style-name="Text_20_body">
      <style:text-properties officeooo:paragraph-rsid="000feca1"/>
    </style:style>
    <style:style style:name="P25" style:family="paragraph" style:parent-style-name="Text_20_body">
      <style:text-properties officeooo:rsid="001372f5" officeooo:paragraph-rsid="001372f5"/>
    </style:style>
    <style:style style:name="P26" style:family="paragraph" style:parent-style-name="Text_20_body">
      <style:text-properties officeooo:rsid="0013bec3" officeooo:paragraph-rsid="0013bec3"/>
    </style:style>
    <style:style style:name="P27" style:family="paragraph" style:parent-style-name="Text_20_body">
      <style:text-properties officeooo:rsid="0015b6ef" officeooo:paragraph-rsid="0015b6ef"/>
    </style:style>
    <style:style style:name="P28" style:family="paragraph" style:parent-style-name="Text_20_body">
      <style:text-properties officeooo:rsid="0015b6ef" officeooo:paragraph-rsid="0017b06c"/>
    </style:style>
    <style:style style:name="P29" style:family="paragraph" style:parent-style-name="Text_20_body">
      <style:text-properties officeooo:paragraph-rsid="0017b06c"/>
    </style:style>
    <style:style style:name="P30" style:family="paragraph" style:parent-style-name="Text_20_body">
      <style:text-properties officeooo:rsid="0017b06c" officeooo:paragraph-rsid="0017b06c"/>
    </style:style>
    <style:style style:name="P31" style:family="paragraph" style:parent-style-name="Text_20_body">
      <style:text-properties officeooo:rsid="0017b06c" officeooo:paragraph-rsid="0019a152"/>
    </style:style>
    <style:style style:name="P32" style:family="paragraph" style:parent-style-name="Text_20_body">
      <style:text-properties fo:font-weight="normal" officeooo:rsid="0017b06c" officeooo:paragraph-rsid="0017b06c" style:font-weight-asian="normal" style:font-weight-complex="normal"/>
    </style:style>
    <style:style style:name="P33" style:family="paragraph" style:parent-style-name="Text_20_body">
      <style:text-properties officeooo:rsid="00199fc3" officeooo:paragraph-rsid="0019a152"/>
    </style:style>
    <style:style style:name="P34" style:family="paragraph" style:parent-style-name="Text_20_body">
      <style:text-properties officeooo:rsid="0019a152" officeooo:paragraph-rsid="0019a152"/>
    </style:style>
    <style:style style:name="P35" style:family="paragraph" style:parent-style-name="Text_20_body">
      <style:text-properties officeooo:paragraph-rsid="0019a152"/>
    </style:style>
    <style:style style:name="P36" style:family="paragraph" style:parent-style-name="Text_20_body">
      <style:text-properties officeooo:paragraph-rsid="001f59e1"/>
    </style:style>
    <style:style style:name="P37" style:family="paragraph" style:parent-style-name="Text_20_body">
      <style:paragraph-properties fo:text-align="center" style:justify-single-word="false" fo:break-before="pag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Contents_20_3">
      <style:paragraph-properties>
        <style:tab-stops>
          <style:tab-stop style:position="16.591cm" style:type="right" style:leader-style="dotted" style:leader-text="."/>
        </style:tab-stops>
      </style:paragraph-properties>
    </style:style>
    <style:style style:name="P42"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43" style:family="paragraph" style:parent-style-name="Preformatted_20_Text">
      <loext:graphic-properties draw:fill="solid" draw:fill-color="#ffffff" draw:opacity="100%"/>
      <style:paragraph-properties fo:background-color="#ffffff"/>
      <style:text-properties fo:color="#000000"/>
    </style:style>
    <style:style style:name="P44" style:family="paragraph" style:parent-style-name="Preformatted_20_Text">
      <loext:graphic-properties draw:fill="solid" draw:fill-color="#ffffff" draw:opacity="100%"/>
      <style:paragraph-properties fo:background-color="#ffffff"/>
      <style:text-properties fo:color="#000000" style:font-name="Abyssinica SIL" fo:font-size="10pt" officeooo:paragraph-rsid="0017b06c" style:font-size-asian="10pt" style:font-size-complex="10pt"/>
    </style:style>
    <style:style style:name="P45" style:family="paragraph" style:parent-style-name="Preformatted_20_Text">
      <loext:graphic-properties draw:fill="solid" draw:fill-color="#ffffff" draw:opacity="100%"/>
      <style:paragraph-properties fo:background-color="#ffffff"/>
      <style:text-properties fo:color="#660e7a" style:font-name="DejaVu Sans Mono" fo:font-size="11.3000001907349pt" fo:font-style="italic" fo:font-weight="bold"/>
    </style:style>
    <style:style style:name="P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1.3000001907349pt"/>
    </style:style>
    <style:style style:name="P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Abyssinica SIL" fo:font-size="10pt" officeooo:paragraph-rsid="0017b06c" style:font-size-asian="10pt" style:font-size-complex="10pt"/>
    </style:style>
    <style:style style:name="P48" style:family="paragraph" style:parent-style-name="Standard">
      <loext:graphic-properties draw:fill="solid" draw:fill-color="#ffffff" draw:opacity="100%"/>
      <style:paragraph-properties fo:background-color="#ffffff"/>
      <style:text-properties fo:color="#660e7a" style:font-name="Abyssinica SIL" fo:font-size="10pt" fo:font-weight="bold" officeooo:rsid="0017b06c" officeooo:paragraph-rsid="0019a152" style:font-size-asian="10pt" style:font-size-complex="10pt"/>
    </style:style>
    <style:style style:name="P49" style:family="paragraph" style:parent-style-name="Text_20_body" style:list-style-name="L1">
      <style:text-properties officeooo:rsid="000c9e48" officeooo:paragraph-rsid="000ccf33"/>
    </style:style>
    <style:style style:name="P50" style:family="paragraph" style:parent-style-name="Text_20_body">
      <style:text-properties fo:font-weight="bold" officeooo:rsid="0017b06c" officeooo:paragraph-rsid="0017b06c" style:font-weight-asian="bold" style:font-weight-complex="bold"/>
    </style:style>
    <style:style style:name="P51" style:family="paragraph" style:parent-style-name="Text_20_body">
      <style:text-properties officeooo:rsid="000e27cd" officeooo:paragraph-rsid="000e27cd"/>
    </style:style>
    <style:style style:name="P52" style:family="paragraph" style:parent-style-name="Text_20_body">
      <style:text-properties officeooo:rsid="00227e79" officeooo:paragraph-rsid="00227e79"/>
    </style:style>
    <style:style style:name="P53" style:family="paragraph" style:parent-style-name="Text_20_body" style:list-style-name="L2">
      <style:text-properties officeooo:rsid="00227e79" officeooo:paragraph-rsid="00227e79"/>
    </style:style>
    <style:style style:name="P54" style:family="paragraph" style:parent-style-name="Heading_20_3">
      <style:text-properties officeooo:paragraph-rsid="0006712a"/>
    </style:style>
    <style:style style:name="P55" style:family="paragraph" style:parent-style-name="Heading_20_3">
      <style:text-properties officeooo:rsid="0006712a" officeooo:paragraph-rsid="0006712a"/>
    </style:style>
    <style:style style:name="P56" style:family="paragraph" style:parent-style-name="Heading_20_3">
      <style:text-properties officeooo:paragraph-rsid="00067cd9"/>
    </style:style>
    <style:style style:name="P57" style:family="paragraph" style:parent-style-name="Heading_20_3">
      <style:text-properties officeooo:paragraph-rsid="000854c5"/>
    </style:style>
    <style:style style:name="P58" style:family="paragraph" style:parent-style-name="Heading_20_3">
      <style:paragraph-properties fo:break-before="page"/>
    </style:style>
    <style:style style:name="P59" style:family="paragraph" style:parent-style-name="Heading_20_2">
      <style:text-properties officeooo:paragraph-rsid="000feca1"/>
    </style:style>
    <style:style style:name="P60" style:family="paragraph" style:parent-style-name="Heading_20_2" style:list-style-name=""/>
    <style:style style:name="P61" style:family="paragraph" style:parent-style-name="Heading_20_2">
      <style:text-properties officeooo:rsid="001372f5"/>
    </style:style>
    <style:style style:name="P62" style:family="paragraph" style:parent-style-name="Heading_20_2">
      <style:text-properties officeooo:paragraph-rsid="0017b06c"/>
    </style:style>
    <style:style style:name="P63" style:family="paragraph" style:parent-style-name="Heading_20_2">
      <style:paragraph-properties fo:break-before="page"/>
    </style:style>
    <style:style style:name="P64" style:family="paragraph" style:parent-style-name="Heading_20_1">
      <style:paragraph-properties fo:text-align="center" style:justify-single-word="false"/>
    </style:style>
    <style:style style:name="P65" style:family="paragraph" style:parent-style-name="Heading_20_1" style:list-style-name="">
      <style:paragraph-properties fo:text-align="center" style:justify-single-word="false"/>
    </style:style>
    <style:style style:name="P66" style:family="paragraph" style:parent-style-name="Heading_20_1">
      <style:paragraph-properties fo:text-align="start" style:justify-single-word="false"/>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1f59e1" officeooo:paragraph-rsid="001f59e1"/>
    </style:style>
    <style:style style:name="P69" style:family="paragraph" style:parent-style-name="Preformatted_20_Text">
      <loext:graphic-properties draw:fill="solid" draw:fill-color="#ffffff" draw:opacity="100%"/>
      <style:paragraph-properties fo:background-color="#ffffff"/>
      <style:text-properties fo:color="#808080" style:font-name="DejaVu Sans Mono" fo:font-size="11.3000001907349pt" fo:font-style="italic"/>
    </style:style>
    <style:style style:name="T1" style:family="text">
      <style:text-properties officeooo:rsid="00061554"/>
    </style:style>
    <style:style style:name="T2" style:family="text">
      <style:text-properties officeooo:rsid="0006712a"/>
    </style:style>
    <style:style style:name="T3" style:family="text">
      <style:text-properties fo:font-weight="bold" style:font-weight-asian="bold" style:font-weight-complex="bold"/>
    </style:style>
    <style:style style:name="T4" style:family="text">
      <style:text-properties fo:font-weight="bold" officeooo:rsid="00061554" style:font-weight-asian="bold" style:font-weight-complex="bold"/>
    </style:style>
    <style:style style:name="T5" style:family="text">
      <style:text-properties fo:font-weight="bold" officeooo:rsid="00067cd9" style:font-weight-asian="bold" style:font-weight-complex="bold"/>
    </style:style>
    <style:style style:name="T6" style:family="text">
      <style:text-properties fo:font-weight="bold" officeooo:rsid="0013bec3" style:font-weight-asian="bold" style:font-weight-complex="bold"/>
    </style:style>
    <style:style style:name="T7" style:family="text">
      <style:text-properties fo:font-weight="bold" officeooo:rsid="00139308" style:font-weight-asian="bold" style:font-weight-complex="bold"/>
    </style:style>
    <style:style style:name="T8" style:family="text">
      <style:text-properties officeooo:rsid="00067cd9"/>
    </style:style>
    <style:style style:name="T9" style:family="text">
      <style:text-properties officeooo:rsid="000854c5"/>
    </style:style>
    <style:style style:name="T10" style:family="text">
      <style:text-properties officeooo:rsid="0009798a"/>
    </style:style>
    <style:style style:name="T11" style:family="text">
      <style:text-properties fo:color="#000080"/>
    </style:style>
    <style:style style:name="T12" style:family="text">
      <style:text-properties fo:color="#000080" fo:font-weight="bold"/>
    </style:style>
    <style:style style:name="T13" style:family="text">
      <style:text-properties fo:color="#000080" style:font-name="DejaVu Sans Mono" fo:font-size="11.3000001907349pt" fo:font-weight="bold"/>
    </style:style>
    <style:style style:name="T14" style:family="text">
      <style:text-properties officeooo:rsid="000c9e48"/>
    </style:style>
    <style:style style:name="T15" style:family="text">
      <style:text-properties officeooo:rsid="000ccf33"/>
    </style:style>
    <style:style style:name="T16" style:family="text">
      <style:text-properties officeooo:rsid="000e27cd"/>
    </style:style>
    <style:style style:name="T17" style:family="text">
      <style:text-properties officeooo:rsid="000feca1"/>
    </style:style>
    <style:style style:name="T18" style:family="text">
      <style:text-properties officeooo:rsid="00122c48"/>
    </style:style>
    <style:style style:name="T19" style:family="text">
      <style:text-properties officeooo:rsid="00133b0f"/>
    </style:style>
    <style:style style:name="T20" style:family="text">
      <style:text-properties officeooo:rsid="001372f5"/>
    </style:style>
    <style:style style:name="T21" style:family="text">
      <style:text-properties officeooo:rsid="00139308"/>
    </style:style>
    <style:style style:name="T22" style:family="text">
      <style:text-properties officeooo:rsid="0013bec3"/>
    </style:style>
    <style:style style:name="T23" style:family="text">
      <style:text-properties officeooo:rsid="0015b6ef"/>
    </style:style>
    <style:style style:name="T24" style:family="text">
      <style:text-properties fo:color="#660e7a" fo:font-weight="bold"/>
    </style:style>
    <style:style style:name="T25" style:family="text">
      <style:text-properties fo:color="#660e7a" style:font-name="DejaVu Sans Mono" fo:font-size="11.3000001907349pt" fo:font-weight="bold"/>
    </style:style>
    <style:style style:name="T26" style:family="text">
      <style:text-properties fo:color="#660e7a" style:font-name="Abyssinica SIL" fo:font-size="10pt" fo:font-weight="bold" style:font-size-asian="10pt" style:font-size-complex="10pt"/>
    </style:style>
    <style:style style:name="T27" style:family="text">
      <style:text-properties fo:color="#660e7a" style:font-name="Abyssinica SIL" fo:font-size="10pt" fo:font-weight="bold" officeooo:rsid="0017b06c" style:font-size-asian="10pt" style:font-size-complex="10pt"/>
    </style:style>
    <style:style style:name="T28" style:family="text">
      <style:text-properties style:font-name="DejaVu Sans Mono" fo:font-size="11.3000001907349pt"/>
    </style:style>
    <style:style style:name="T29" style:family="text">
      <style:text-properties fo:color="#008000"/>
    </style:style>
    <style:style style:name="T30" style:family="text">
      <style:text-properties fo:color="#008000" style:font-name="DejaVu Sans Mono" fo:font-size="11.3000001907349pt" fo:font-weight="bold"/>
    </style:style>
    <style:style style:name="T31" style:family="text">
      <style:text-properties fo:color="#008000" fo:font-weight="bold"/>
    </style:style>
    <style:style style:name="T32" style:family="text">
      <style:text-properties style:font-name="Abyssinica SIL" fo:font-size="10pt" style:font-size-asian="10pt" style:font-size-complex="10pt"/>
    </style:style>
    <style:style style:name="T33" style:family="text">
      <style:text-properties officeooo:rsid="0017b06c"/>
    </style:style>
    <style:style style:name="T34" style:family="text">
      <style:text-properties fo:color="#000000" style:font-name="Abyssinica SIL" fo:font-size="10pt" style:font-size-asian="10pt" style:font-size-complex="10pt"/>
    </style:style>
    <style:style style:name="T35" style:family="text">
      <style:text-properties officeooo:rsid="0019a152"/>
    </style:style>
    <style:style style:name="T36" style:family="text">
      <style:text-properties officeooo:rsid="001f59e1"/>
    </style:style>
    <style:style style:name="T37" style:family="text">
      <style:text-properties fo:color="#808080" fo:font-style="italic"/>
    </style:style>
    <style:style style:name="T38" style:family="text">
      <style:text-properties officeooo:rsid="00227e79"/>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ext_20_body"/>
      <text:p text:style-name="Text_20_body"/>
      <text:p text:style-name="Title">kunstWerk<text:span text:style-name="T10">N</text:span>g (kwNg)</text:p>
      <text:p text:style-name="Text_20_body"/>
      <text:p text:style-name="Subtitle">A Rapid Application Development <text:span text:style-name="T14">(RAD) Tool</text:span> for Angular 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pan text:style-name="T17">Property of </text:span>iTKunst corporation</text:p>
      <text:p text:style-name="P19">April, 10, 2018</text:p>
      <text:p text:style-name="P19">pdooley@itkunst.co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_Toc718_3690551251" text:style-name="Index_20_Link" text:visited-style-name="Index_20_Link">Introduction<text:tab/>4</text:a></text:p>
          <text:p text:style-name="P40"><text:a xlink:type="simple" xlink:href="#__RefHeading___Toc732_3690551251" text:style-name="Index_20_Link" text:visited-style-name="Index_20_Link">kWng<text:tab/>4</text:a></text:p>
          <text:p text:style-name="P40"><text:a xlink:type="simple" xlink:href="#__RefHeading___Toc734_3690551251" text:style-name="Index_20_Link" text:visited-style-name="Index_20_Link">Who is iTKunst?<text:tab/>4</text:a></text:p>
          <text:p text:style-name="P40"><text:a xlink:type="simple" xlink:href="#__RefHeading___Toc720_3690551251" text:style-name="Index_20_Link" text:visited-style-name="Index_20_Link">kWng automatically transforms Data Types<text:tab/>4</text:a></text:p>
          <text:p text:style-name="P40"><text:a xlink:type="simple" xlink:href="#__RefHeading___Toc722_3690551251" text:style-name="Index_20_Link" text:visited-style-name="Index_20_Link">kWng provides powerful Tracing<text:tab/>5</text:a></text:p>
          <text:p text:style-name="P40"><text:a xlink:type="simple" xlink:href="#__RefHeading___Toc724_3690551251" text:style-name="Index_20_Link" text:visited-style-name="Index_20_Link">kWng creates Meta Applications<text:tab/>5</text:a></text:p>
          <text:p text:style-name="P40"><text:a xlink:type="simple" xlink:href="#__RefHeading___Toc726_3690551251" text:style-name="Index_20_Link" text:visited-style-name="Index_20_Link">kWng "talks" to the Developer<text:tab/>5</text:a></text:p>
          <text:p text:style-name="P40"><text:a xlink:type="simple" xlink:href="#__RefHeading___Toc728_3690551251" text:style-name="Index_20_Link" text:visited-style-name="Index_20_Link">kWng - A Lego Approach<text:tab/>5</text:a></text:p>
          <text:p text:style-name="P39"><text:a xlink:type="simple" xlink:href="#__RefHeading___Toc510_793514635" text:style-name="Index_20_Link" text:visited-style-name="Index_20_Link">Bootstrap Settings<text:tab/>7</text:a></text:p>
          <text:p text:style-name="P40"><text:a xlink:type="simple" xlink:href="#__RefHeading___Toc512_793514635" text:style-name="Index_20_Link" text:visited-style-name="Index_20_Link">General Settings<text:tab/>7</text:a></text:p>
          <text:p text:style-name="P41"><text:a xlink:type="simple" xlink:href="#__RefHeading___Toc514_793514635" text:style-name="Index_20_Link" text:visited-style-name="Index_20_Link">bAutoLogin (boolean)<text:tab/>7</text:a></text:p>
          <text:p text:style-name="P41"><text:a xlink:type="simple" xlink:href="#__RefHeading___Toc516_793514635" text:style-name="Index_20_Link" text:visited-style-name="Index_20_Link">bTraceApp (boolean)<text:tab/>7</text:a></text:p>
          <text:p text:style-name="P41"><text:a xlink:type="simple" xlink:href="#__RefHeading___Toc518_793514635" text:style-name="Index_20_Link" text:visited-style-name="Index_20_Link">bTraceRoute (boolean)<text:tab/>8</text:a></text:p>
          <text:p text:style-name="P41"><text:a xlink:type="simple" xlink:href="#__RefHeading___Toc520_793514635" text:style-name="Index_20_Link" text:visited-style-name="Index_20_Link">bTraceState (boolean)<text:tab/>8</text:a></text:p>
          <text:p text:style-name="P41"><text:a xlink:type="simple" xlink:href="#__RefHeading___Toc522_793514635" text:style-name="Index_20_Link" text:visited-style-name="Index_20_Link">display (object)<text:tab/>8</text:a></text:p>
          <text:p text:style-name="P40"><text:a xlink:type="simple" xlink:href="#__RefHeading___Toc524_793514635" text:style-name="Index_20_Link" text:visited-style-name="Index_20_Link">Routes &lt;object&gt;<text:tab/>9</text:a></text:p>
          <text:p text:style-name="P41"><text:a xlink:type="simple" xlink:href="#__RefHeading___Toc526_793514635" text:style-name="Index_20_Link" text:visited-style-name="Index_20_Link">login &lt;string&gt;<text:tab/>9</text:a></text:p>
          <text:p text:style-name="P41"><text:a xlink:type="simple" xlink:href="#__RefHeading___Toc528_793514635" text:style-name="Index_20_Link" text:visited-style-name="Index_20_Link">logout &lt;string&gt;<text:tab/>9</text:a></text:p>
          <text:p text:style-name="P41"><text:a xlink:type="simple" xlink:href="#__RefHeading___Toc530_793514635" text:style-name="Index_20_Link" text:visited-style-name="Index_20_Link">main &lt;string&gt;<text:tab/>9</text:a></text:p>
          <text:p text:style-name="P41"><text:a xlink:type="simple" xlink:href="#__RefHeading___Toc532_793514635" text:style-name="Index_20_Link" text:visited-style-name="Index_20_Link">register &lt;string&gt;<text:tab/>9</text:a></text:p>
          <text:p text:style-name="P41"><text:a xlink:type="simple" xlink:href="#__RefHeading___Toc534_793514635" text:style-name="Index_20_Link" text:visited-style-name="Index_20_Link">reset &lt;string&gt;<text:tab/>9</text:a></text:p>
          <text:p text:style-name="P40"><text:a xlink:type="simple" xlink:href="#__RefHeading___Toc536_793514635" text:style-name="Index_20_Link" text:visited-style-name="Index_20_Link">Services &lt;array&gt;<text:tab/>10</text:a></text:p>
          <text:p text:style-name="P41"><text:a xlink:type="simple" xlink:href="#__RefHeading___Toc538_793514635" text:style-name="Index_20_Link" text:visited-style-name="Index_20_Link">nId &lt;number&gt;<text:tab/>10</text:a></text:p>
          <text:p text:style-name="P41"><text:a xlink:type="simple" xlink:href="#__RefHeading___Toc540_793514635" text:style-name="Index_20_Link" text:visited-style-name="Index_20_Link">sCode &lt;string&gt;<text:tab/>10</text:a></text:p>
          <text:p text:style-name="P41"><text:a xlink:type="simple" xlink:href="#__RefHeading___Toc542_793514635" text:style-name="Index_20_Link" text:visited-style-name="Index_20_Link">sHost &lt;string&gt;<text:tab/>10</text:a></text:p>
          <text:p text:style-name="P41"><text:a xlink:type="simple" xlink:href="#__RefHeading___Toc544_793514635" text:style-name="Index_20_Link" text:visited-style-name="Index_20_Link">nPort &lt;number&gt;<text:tab/>10</text:a></text:p>
          <text:p text:style-name="P41"><text:a xlink:type="simple" xlink:href="#__RefHeading___Toc546_793514635" text:style-name="Index_20_Link" text:visited-style-name="Index_20_Link">sProtocol &lt;string&gt; ["https", "http"]<text:tab/>11</text:a></text:p>
          <text:p text:style-name="P40"><text:a xlink:type="simple" xlink:href="#__RefHeading___Toc548_793514635" text:style-name="Index_20_Link" text:visited-style-name="Index_20_Link">Credentials &lt;object&gt;<text:tab/>11</text:a></text:p>
          <text:p text:style-name="P41"><text:a xlink:type="simple" xlink:href="#__RefHeading___Toc550_793514635" text:style-name="Index_20_Link" text:visited-style-name="Index_20_Link">sUserName &lt;string&gt;<text:tab/>11</text:a></text:p>
          <text:p text:style-name="P41"><text:a xlink:type="simple" xlink:href="#__RefHeading___Toc552_793514635" text:style-name="Index_20_Link" text:visited-style-name="Index_20_Link">sPassword &lt;string&gt;<text:tab/>11</text:a></text:p>
          <text:p text:style-name="P40"><text:a xlink:type="simple" xlink:href="#__RefHeading___Toc554_793514635" text:style-name="Index_20_Link" text:visited-style-name="Index_20_Link">AWS &lt;object&gt;<text:tab/>11</text:a></text:p>
          <text:p text:style-name="P39"><text:a xlink:type="simple" xlink:href="#__RefHeading___Toc848_3690551251" text:style-name="Index_20_Link" text:visited-style-name="Index_20_Link">API Settings<text:tab/>11</text:a></text:p>
          <text:p text:style-name="P40"><text:a xlink:type="simple" xlink:href="#__RefHeading___Toc850_3690551251" text:style-name="Index_20_Link" text:visited-style-name="Index_20_Link">Single Record Actions<text:tab/>12</text:a></text:p>
          <text:p text:style-name="P41"><text:a xlink:type="simple" xlink:href="#__RefHeading___Toc852_3690551251" text:style-name="Index_20_Link" text:visited-style-name="Index_20_Link">&lt;API Name&gt; &lt;object&gt;<text:tab/>13</text:a></text:p>
          <text:p text:style-name="P41"><text:a xlink:type="simple" xlink:href="#__RefHeading___Toc854_3690551251" text:style-name="Index_20_Link" text:visited-style-name="Index_20_Link">sMode &lt;string&gt; ["live", "debug"]<text:tab/>13</text:a></text:p>
          <text:p text:style-name="P41"><text:a xlink:type="simple" xlink:href="#__RefHeading___Toc856_3690551251" text:style-name="Index_20_Link" text:visited-style-name="Index_20_Link">actions &lt;array&gt; ["delete", "get", "post", "patch"]<text:tab/>13</text:a></text:p>
          <text:p text:style-name="P41"><text:a xlink:type="simple" xlink:href="#__RefHeading___Toc858_3690551251" text:style-name="Index_20_Link" text:visited-style-name="Index_20_Link">delete &lt;object&gt; ["debug", "live"]<text:tab/>14</text:a></text:p>
          <text:p text:style-name="P41"><text:a xlink:type="simple" xlink:href="#__RefHeading___Toc860_3690551251" text:style-name="Index_20_Link" text:visited-style-name="Index_20_Link">get &lt;object&gt; ["debug", "live"]<text:tab/>14</text:a></text:p>
          <text:p text:style-name="P41"><text:a xlink:type="simple" xlink:href="#__RefHeading___Toc862_3690551251" text:style-name="Index_20_Link" text:visited-style-name="Index_20_Link">patch &lt;object&gt; ["debug", "live"]<text:tab/>14</text:a></text:p>
          <text:p text:style-name="P41"><text:a xlink:type="simple" xlink:href="#__RefHeading___Toc864_3690551251" text:style-name="Index_20_Link" text:visited-style-name="Index_20_Link">post &lt;object&gt; ["debug", "live"]<text:tab/>14</text:a></text:p>
          <text:p text:style-name="P41"><text:a xlink:type="simple" xlink:href="#__RefHeading___Toc866_3690551251" text:style-name="Index_20_Link" text:visited-style-name="Index_20_Link">sService &lt;string&gt;<text:tab/>14</text:a></text:p>
          <text:p text:style-name="P41"><text:a xlink:type="simple" xlink:href="#__RefHeading___Toc868_3690551251" text:style-name="Index_20_Link" text:visited-style-name="Index_20_Link">sTemplate &lt;string&gt;<text:tab/>14</text:a></text:p>
          <text:p text:style-name="P41"><text:a xlink:type="simple" xlink:href="#__RefHeading___Toc1084_3690551251" text:style-name="Index_20_Link" text:visited-style-name="Index_20_Link">sToken &lt;string&gt;<text:tab/>15</text:a></text:p>
          <text:p text:style-name="P40"><text:a xlink:type="simple" xlink:href="#__RefHeading___Toc870_3690551251" text:style-name="Index_20_Link" text:visited-style-name="Index_20_Link">Multiple Record Action(s)<text:tab/>15</text:a></text:p>
          <text:p text:style-name="P39"><text:a xlink:type="simple" xlink:href="#__RefHeading___Toc1195_3690551251" text:style-name="Index_20_Link" text:visited-style-name="Index_20_Link">Running the App<text:tab/>16</text:a></text:p>
          <text:p text:style-name="P40"><text:a xlink:type="simple" xlink:href="#__RefHeading___Toc1197_3690551251" text:style-name="Index_20_Link" text:visited-style-name="Index_20_Link">1. Build Docker base image<text:tab/>16</text:a></text:p>
          <text:p text:style-name="P40"><text:soft-page-break/><text:a xlink:type="simple" xlink:href="#__RefHeading___Toc1199_3690551251" text:style-name="Index_20_Link" text:visited-style-name="Index_20_Link">2. Build Docker image<text:tab/>16</text:a></text:p>
          <text:p text:style-name="P40"><text:a xlink:type="simple" xlink:href="#__RefHeading___Toc1201_3690551251" text:style-name="Index_20_Link" text:visited-style-name="Index_20_Link">3. Run Docker image<text:tab/>16</text:a></text:p>
          <text:p text:style-name="P40"><text:a xlink:type="simple" xlink:href="#__RefHeading___Toc1203_3690551251" text:style-name="Index_20_Link" text:visited-style-name="Index_20_Link">4. Debug app while in container<text:tab/>16</text:a></text:p>
          <text:p text:style-name="P40"><text:a xlink:type="simple" xlink:href="#__RefHeading___Toc1205_3690551251" text:style-name="Index_20_Link" text:visited-style-name="Index_20_Link">5. Rectify node-saas Problem (If occurs)<text:tab/>16</text:a></text:p>
          <text:p text:style-name="P40"><text:a xlink:type="simple" xlink:href="#__RefHeading___Toc1207_3690551251" text:style-name="Index_20_Link" text:visited-style-name="Index_20_Link">6. Build Release while in Container<text:tab/>16</text:a></text:p>
          <text:p text:style-name="P40"><text:a xlink:type="simple" xlink:href="#__RefHeading___Toc1209_3690551251" text:style-name="Index_20_Link" text:visited-style-name="Index_20_Link">To clear all docker artifacts<text:tab/>16</text:a></text:p>
          <text:p text:style-name="P40"><text:a xlink:type="simple" xlink:href="#__RefHeading___Toc1211_3690551251" text:style-name="Index_20_Link" text:visited-style-name="Index_20_Link">To view all docker artifacts<text:tab/>16</text:a></text:p>
        </text:index-body>
      </text:table-of-content>
      <text:p text:style-name="P4"/>
      <text:p text:style-name="P4"/>
      <text:p text:style-name="P4"><text:s/></text:p>
      <text:h text:style-name="P65" text:outline-level="1"/>
      <text:h text:style-name="P67" text:outline-level="1"><text:bookmark-start text:name="__RefHeading___Toc718_3690551251"/>Introduction<text:bookmark-end text:name="__RefHeading___Toc718_3690551251"/></text:h>
      <text:p text:style-name="Text_20_body"/>
      <text:p text:style-name="P20">"kunstWerk" is German for <text:span text:style-name="T15">"W</text:span>ork of <text:span text:style-name="T15">A</text:span>rt, or <text:span text:style-name="T15">"M</text:span>asterpiece<text:span text:style-name="T15">"</text:span>. <text:s/><text:span text:style-name="T15">We agree that i</text:span>t is quite a grandiose name<text:span text:style-name="T15">; perhaps even obnoxious</text:span>. <text:s/>We at iTKunst think that kwNg is deserving of such a name. <text:s/><text:span text:style-name="T38">It has been designed to allow one with limited experience to build SPAs of unlimited complexity</text:span></text:p>
      <text:p text:style-name="P20"/>
      <text:h text:style-name="Heading_20_2" text:outline-level="2"><text:bookmark-start text:name="__RefHeading___Toc732_3690551251"/>kWng<text:bookmark-end text:name="__RefHeading___Toc732_3690551251"/></text:h>
      <text:p text:style-name="P23">kWng <text:span text:style-name="T38">is a declarative Angular </text:span>application <text:span text:style-name="T38">framework</text:span>. <text:span text:style-name="T38">I allows one to </text:span>almost completely with declarations <text:span text:style-name="T38">create a full application </text:span>(custom components not included). And it does <text:span text:style-name="T38">so</text:span> dynamically. You need to change the signature of an API? No problem, modify the apis.json file and deploy - no build or debugging required. </text:p>
      <text:p text:style-name="P23">kWng provides CRUD functionality right out of the box, and it provides simple debugging tools that help solve any problem in minutes. <text:s/></text:p>
      <text:p text:style-name="P52">kWng provides:</text:p>
      <text:list xml:id="list148409020298431801" text:style-name="L2">
        <text:list-item>
          <text:p text:style-name="P53">Dynamic configuration of Apis and Data Models </text:p>
        </text:list-item>
        <text:list-item>
          <text:p text:style-name="P53">Dynamic configuration of Views and styles</text:p>
        </text:list-item>
        <text:list-item>
          <text:p text:style-name="P53">Dynamic configuration of data/view connectivity</text:p>
        </text:list-item>
        <text:list-item>
          <text:p text:style-name="P53"><text:s/>Support for multi-language</text:p>
        </text:list-item>
        <text:list-item>
          <text:p text:style-name="P53">Support for Application state (logon, logoff, register, retrieve pwd ...)</text:p>
        </text:list-item>
        <text:list-item>
          <text:p text:style-name="P53"><text:s/>Comprehensive tracing for debugging and quick development</text:p>
        </text:list-item>
        <text:list-item>
          <text:p text:style-name="P53"><text:s/>Combined development and test framework</text:p>
        </text:list-item>
        <text:list-item>
          <text:p text:style-name="P53"><text:s/>Support for Currencies, Languages and Timezones</text:p>
        </text:list-item>
        <text:list-item>
          <text:p text:style-name="P53"><text:s/>Support for Auth0 authentication and tokens</text:p>
        </text:list-item>
        <text:list-item>
          <text:p text:style-name="P53"><text:s/>Support for Authorization</text:p>
        </text:list-item>
        <text:list-item>
          <text:p text:style-name="P53"><text:s/>Support for Optimistic publishing, Automatic Retries, Cancellation</text:p>
        </text:list-item>
        <text:list-item>
          <text:p text:style-name="P53"><text:s/>Support for Application Caching</text:p>
        </text:list-item>
        <text:list-item>
          <text:p text:style-name="P53"><text:s/>Adheres to John Papa Coding speciifications.</text:p>
        </text:list-item>
      </text:list>
      <text:p text:style-name="P52"/>
      <text:p text:style-name="P52"/>
      <text:h text:style-name="Heading_20_2" text:outline-level="2"><text:bookmark-start text:name="__RefHeading___Toc734_3690551251"/><text:soft-page-break/><text:span text:style-name="T18">Who is</text:span> iTKunst<text:span text:style-name="T18">?</text:span><text:bookmark-end text:name="__RefHeading___Toc734_3690551251"/></text:h>
      <text:p text:style-name="P21"><text:span text:style-name="T19">W</text:span>e <text:span text:style-name="T3">are</text:span> artists<text:span text:style-name="T19"> who love to program, and love helping programmers</text:span>. <text:s/>Our name reflects our philosophy. <text:s/>We stron<text:span text:style-name="T15">g</text:span>ly believe that at the foundation of successful, innovative companies lies three principles: </text:p>
      <text:list xml:id="list6885781111873777435" text:style-name="L1">
        <text:list-item>
          <text:p text:style-name="P49">Information,</text:p>
        </text:list-item>
        <text:list-item>
          <text:p text:style-name="P49">Technology<text:span text:style-name="T15"> and</text:span>, </text:p>
        </text:list-item>
        <text:list-item>
          <text:p text:style-name="P49">Art. <text:s/></text:p>
        </text:list-item>
      </text:list>
      <text:p text:style-name="P20">Artists build software a little differently from main stream software developers; <text:s/><text:span text:style-name="T15">w</text:span>e model problem spaces. <text:s/><text:span text:style-name="T15">Modelling requires a unique way of thinking; An artistic way of thinking. <text:s/></text:span></text:p>
      <text:p text:style-name="Text_20_body">We <text:span text:style-name="T15">at iTKunst </text:span>have dedicated ourselves to the elimination of the Software Complexity Barrier (SCB). We believe that the promises of the software industry are yet to be realized and we are convinced that <text:span text:style-name="T15">with the correct approach, no system is too complex. <text:s/>Say goodbye to bugs.</text:span></text:p>
      <text:p text:style-name="P22">We have had many years experience building applications, particularly in building Single Page Applications (SPA). <text:s/>Over the years we have distilled the objects in the <text:span text:style-name="T16">client application </text:span>problem space and combined them <text:span text:style-name="T16">in such a way so as </text:span>to create a tool that dramatically simplifies and expedites the process of building SPAs<text:span text:style-name="T16"> - independant of the level complexity desired.</text:span></text:p>
      <text:p text:style-name="P23">Here are<text:span text:style-name="T19"> just some</text:span> of the benefits<text:span text:style-name="T19"> of</text:span> <text:span text:style-name="T19">kWng</text:span>.</text:p>
      <text:h text:style-name="Heading_20_2" text:outline-level="2"><text:bookmark-start text:name="__RefHeading___Toc720_3690551251"/><text:span text:style-name="T17">kWng a</text:span>utomatically transform<text:span text:style-name="T17">s</text:span> Data Types<text:bookmark-end text:name="__RefHeading___Toc720_3690551251"/></text:h>
      <text:p text:style-name="P24">It will transform data types. <text:s/>i.e. in MySQL, a boolean is returned as number. <text:s/>If the <text:span text:style-name="T17">field in the model is encoded </text:span>as a true boolean, it will automatically convert the number to boolean. <text:s/>And it will try to force it. <text:s/>Lets say it comes back as a string, the framework will try to convert it to a boolean anyways. <text:s/>And the same thing goes for sending data to the server. And if finally it is unable to convert it. It will tell you.<text:span text:style-name="T19"> <text:s/>The key thing is, if it is broken - if something has changed, <text:s/>you will know about it.</text:span><text:line-break/></text:p>
      <text:h text:style-name="P59" text:outline-level="2"><text:bookmark-start text:name="__RefHeading___Toc722_3690551251"/>kWng provides powerful Tracing<text:bookmark-end text:name="__RefHeading___Toc722_3690551251"/></text:h>
      <text:p text:style-name="Text_20_body">One of the difficulties in SPA development is in <text:span text:style-name="T17">ordering </text:span>state change <text:span text:style-name="T17">properly.</text:span>. <text:span text:style-name="T17">kWng allows one - with the flip of a switch to</text:span> see the states <text:span text:style-name="T17">change in real time</text:span>. <text:s/>This allows one to see the "flow " of the application. <text:s/>It is extremely useful for debugging and understanding.</text:p>
      <text:h text:style-name="P59" text:outline-level="2"><text:bookmark-start text:name="__RefHeading___Toc724_3690551251"/>kWng <text:span text:style-name="T17">creates Meta Applications</text:span><text:bookmark-end text:name="__RefHeading___Toc724_3690551251"/></text:h>
      <text:p text:style-name="P24"><text:span text:style-name="T18">By default</text:span> the <text:span text:style-name="T18">tool</text:span> is set up to load all <text:span text:style-name="T18">required</text:span> data from json files<text:span text:style-name="T18"> at startup</text:span>. <text:s/>However <text:span text:style-name="T18">that same data could be retrieved</text:span> via Ajax calls. <text:s/>This means that bootstrap data could be stored in a SQL database and updated from an admin portal. <text:s/>This functionality could also be exposed to the customer, to allow a certain level of customization. <text:s/><text:span text:style-name="T18">Allow being able to modify many aspects of an application remotely </text:span><text:soft-page-break/><text:span text:style-name="T18">without any code changes. <text:s/>Once the changes are made, the next time the app launches, it is a new app. <text:s/>kWng allows one to create extremely flexible components quickly and easily.</text:span></text:p>
      <text:h text:style-name="P59" text:outline-level="2"><text:bookmark-start text:name="__RefHeading___Toc726_3690551251"/>kWng <text:span text:style-name="T17">"talks" to the Developer</text:span><text:bookmark-end text:name="__RefHeading___Toc726_3690551251"/></text:h>
      <text:p text:style-name="P24">kWng <text:span text:style-name="T17">has been designed to inform the developer </text:span>what<text:span text:style-name="T17"> he/she </text:span>need<text:span text:style-name="T17">s</text:span> to do next. <text:s/>The architecture is "aware". <text:s text:c="2"/>The code<text:span text:style-name="T17"> literally</text:span> tells you what you need to do. <text:s/>Very similar to test-driven design, but it is embedded in the "live" architecture.</text:p>
      <text:p text:style-name="Text_20_body">As an example, if you add controllers and services for a new API and you start the application, you will see errors in Chrome's dev console. i.e:</text:p>
      <text:p text:style-name="Text_20_body">dlAssocCtrlApi ::load() api for <text:span text:style-name="T12">[ associate ] </text:span>is not provided.</text:p>
      <text:p text:style-name="Text_20_body">What this is telling you is that the "associate" API is coded, but there does not exist an entry in the Apis.json file for it yet. <text:s/>It still needs to be added. You may see similar messages refering to missing "mdls" and missing "views".</text:p>
      <text:p text:style-name="Text_20_body">It does not completely eradicate the need for tests, but it does provide a high level of certainty as to the quality of the code. <text:s/>For complex algorithmic code unit tests should be done, but really only in that case. <text:s/>It does strongly lessen the need to write unit tests for the apis - particularly when resources or time do not allow it.</text:p>
      <text:h text:style-name="P59" text:outline-level="2"><text:bookmark-start text:name="__RefHeading___Toc728_3690551251"/>kWng <text:span text:style-name="T19">- A Lego Approach</text:span><text:bookmark-end text:name="__RefHeading___Toc728_3690551251"/></text:h>
      <text:p text:style-name="P24">If you look at the code in the App folder, you will see many folders and files, however, there is very little code in those files. <text:s/>They are simply gluing the states and services together. <text:s/>There is not much coding taking place because most of the code is in kWng. <text:s/>The process is essentially a simple automatic process of copying, pasting and renaming. <text:s/>In the near future a CLI will be created to handle. Study the state folders and you will see this very clearly. <text:s/>The comp folder will also look like this</text:p>
      <text:p text:style-name="Text_20_body">Views are first created specifically in terms of the API calls. Again this is done to ensure that The APIs work - for ease of testing. There is very little code in those files. <text:s/>They are simply gluing the states and services to the views. <text:s/>The strategy used is to create a view for each API with three different components: the create view, the update view and the full display view. <text:s/>These are the visual lego bricks. <text:s/>Once these bricks are created, specific views can then be built from these blocks. (i.e. a creation wizard) <text:s/>In the near future a CLI will be created to create these components.</text:p>
      <text:p text:style-name="Text_20_body"/>
      <text:p text:style-name="P37"/>
      <text:h text:style-name="P64" text:outline-level="1"/>
      <text:h text:style-name="P64" text:outline-level="1"/>
      <text:h text:style-name="P66" text:outline-level="1"><text:bookmark-start text:name="__RefHeading___Toc510_793514635"/>Bootstrap Settings <text:s/><text:bookmark-end text:name="__RefHeading___Toc510_793514635"/></text:h>
      <text:p text:style-name="P16"/>
      <text:p text:style-name="P11">Here <text:span text:style-name="T8">is where </text:span>the important application settings are stored.<text:span text:style-name="T8"> <text:s/>This is found in the </text:span><text:span text:style-name="T5">src/assets</text:span><text:span text:style-name="T8"> folder</text:span></text:p>
      <text:p text:style-name="Text_20_body"/>
      <text:h text:style-name="Heading_20_2" text:outline-level="2"><text:bookmark-start text:name="__RefHeading___Toc512_793514635"/>General Settings<text:bookmark-end text:name="__RefHeading___Toc512_793514635"/></text:h>
      <text:p text:style-name="P4"/>
      <text:p text:style-name="P4"><draw:frame draw:style-name="fr1" draw:name="Frame1" text:anchor-type="paragraph" svg:x="0.078cm" svg:y="0.086cm" svg:width="17.963cm" draw:z-index="0"><draw:text-box fo:min-height="7.116cm"><text:p text:style-name="P4">"sMode": "debug",</text:p><text:p text:style-name="P4"><text:s text:c="2"/>"sRedirect": "http://www.itkunst.com",</text:p><text:p text:style-name="P4"><text:s text:c="2"/>"bAutoLogin": true,</text:p><text:p text:style-name="P4"><text:s text:c="2"/>"bTraceApp": false,</text:p><text:p text:style-name="P4"><text:s text:c="2"/>"bTraceRoute": false,</text:p><text:p text:style-name="P4"><text:s text:c="2"/>"bTraceState": false,</text:p><text:p text:style-name="P4"><text:s text:c="2"/>"credentials": {</text:p><text:p text:style-name="P4"><text:s text:c="4"/>"sUserName" <text:s text:c="3"/>: "ironforgedev4@gmail.com",</text:p><text:p text:style-name="P4"><text:s text:c="4"/>"sPassword" <text:s text:c="3"/>: "12345678"</text:p><text:p text:style-name="P4"><text:s text:c="2"/>},</text:p><text:p text:style-name="P4"><text:s text:c="2"/>"display": {</text:p><text:p text:style-name="P4"><text:s text:c="4"/>"bDispData": false,</text:p><text:p text:style-name="P4"><text:s text:c="4"/>"bDispId": false,</text:p><text:p text:style-name="P4"><text:s text:c="4"/>"bDispStyle": false,</text:p><text:p text:style-name="P4"><text:s text:c="4"/>"bDispTag": false,</text:p><text:p text:style-name="P4"><text:s text:c="4"/>"bDispView": false</text:p><text:p text:style-name="P4"><text:s text:c="2"/>},</text:p></draw:text-box></draw:frame>These top level settings are geared for simplicity in development. <text:s/>The allow the developer to see what the application is doing.</text:p>
      <text:p text:style-name="P4"/>
      <text:h text:style-name="Heading_20_3" text:outline-level="3"><text:bookmark-start text:name="__RefHeading___Toc514_793514635"/>bAutoLogin<text:span text:style-name="T1"> (boolean)</text:span><text:bookmark-end text:name="__RefHeading___Toc514_793514635"/></text:h>
      <text:p text:style-name="P11">If true is chosen, the application will attempt to login using the credentials provided in the credentials section. It will then go directly to the main page.</text:p>
      <text:h text:style-name="P54" text:outline-level="3"><text:bookmark-start text:name="__RefHeading___Toc516_793514635"/>b<text:span text:style-name="T1">TraceApp (boolean)</text:span><text:bookmark-end text:name="__RefHeading___Toc516_793514635"/></text:h>
      <text:p text:style-name="P12">If true is chosen, the basic bootstrap and app status is traced, straight from startup ot logged in.</text:p>
      <text:h text:style-name="P54" text:outline-level="3"><text:bookmark-start text:name="__RefHeading___Toc518_793514635"/><text:soft-page-break/>b<text:span text:style-name="T1">TraceRoute (boolean)</text:span><text:bookmark-end text:name="__RefHeading___Toc518_793514635"/></text:h>
      <text:p text:style-name="P12">If true is chosen, <text:span text:style-name="T2">the frameworks own route tracing mechanism will be enabled. <text:s/>This functionality is not yet in place.</text:span></text:p>
      <text:p text:style-name="P12"/>
      <text:h text:style-name="P54" text:outline-level="3"><text:bookmark-start text:name="__RefHeading___Toc520_793514635"/>b<text:span text:style-name="T1">TraceState (boolean)</text:span><text:bookmark-end text:name="__RefHeading___Toc520_793514635"/></text:h>
      <text:p text:style-name="P12">If true is chosen, <text:span text:style-name="T2">all state changes that take place will be traced. <text:s/>This is where any class like dlDealList, or dlDealView, or kwBSStatusVal, essentially anything derived from kwSt are storing information.</text:span></text:p>
      <text:p text:style-name="P13">bTraceState is critical because it allows you to see the actual flow of the application and fix flow problems quite easily</text:p>
      <text:h text:style-name="P55" text:outline-level="3"><text:bookmark-start text:name="__RefHeading___Toc522_793514635"/>display (object)<text:bookmark-end text:name="__RefHeading___Toc522_793514635"/></text:h>
      <text:p text:style-name="P13">Display allows other aspects of the application to be viewed.</text:p>
      <text:p text:style-name="P10">bDispData<text:span text:style-name="T2"> (boolean)</text:span></text:p>
      <text:p text:style-name="P14"><text:span text:style-name="T1">If true is chosen, the app will show the data objects for each component and page in </text:span><text:span text:style-name="T4">console.</text:span></text:p>
      <text:p text:style-name="P10">bDisp<text:span text:style-name="T2">View (boolean)</text:span></text:p>
      <text:p text:style-name="P14"><text:span text:style-name="T1">If true is chosen, the app will show the view objects for each component and page in </text:span><text:span text:style-name="T4">console.</text:span></text:p>
      <text:p text:style-name="Heading">bDispId/bDispStyle/bDispTag (boolean)</text:p>
      <text:p text:style-name="Text_20_body">if you <text:span text:style-name="T2">set any</text:span> bDispId/bDispStyle/bDispTag <text:span text:style-name="T2">to true, the app </text:span>will create a tag that will appear with the <text:span text:style-name="T2">appropriate element and with the </text:span>desired <text:span text:style-name="T2">infoon the page.</text:span></text:p>
      <text:p text:style-name="Text_20_body">If <text:span text:style-name="T2">all three are set to true y</text:span>ou would <text:span text:style-name="T2">g</text:span>et <text:span text:style-name="T3">&lt; kwNgPage style=default id=hello &gt;</text:span></text:p>
      <text:p text:style-name="Text_20_body"><text:span text:style-name="T2">I</text:span>f you <text:span text:style-name="T2">set</text:span> only bDispTag<text:span text:style-name="T2"> to</text:span> true you would only get <text:span text:style-name="T3">&lt; kwNgPage &gt;</text:span></text:p>
      <text:p text:style-name="Text_20_body">If all <text:span text:style-name="T2">three are set to false, not tags will appear.</text:span></text:p>
      <text:p text:style-name="Text_20_body"/>
      <text:h text:style-name="P60" text:outline-level="2"/>
      <text:h text:style-name="P63" text:outline-level="2"><text:bookmark-start text:name="__RefHeading___Toc524_793514635"/>Routes<text:span text:style-name="T9"> &lt;object&gt;</text:span><text:bookmark-end text:name="__RefHeading___Toc524_793514635"/></text:h>
      <text:p text:style-name="P15">Routes is where the route paths are stored to specific application functionality<text:span text:style-name="T22">. <text:s/>Naturally the values provided must be valid entries in the routing structure.</text:span></text:p>
      <text:p text:style-name="Text_20_body"><draw:frame draw:style-name="fr1" draw:name="Frame2" text:anchor-type="paragraph" svg:x="-0.011cm" svg:y="0.28cm" svg:width="16.993cm" draw:z-index="1"><draw:text-box fo:min-height="3.911cm"><text:p text:style-name="P1">"routes": {</text:p><text:p text:style-name="P1"><text:s text:c="2"/>"login": "login",</text:p><text:p text:style-name="P1"><text:s text:c="2"/>"logout": "logout",</text:p><text:p text:style-name="P1"><text:s text:c="2"/>"main" : "apps/deals",</text:p><text:p text:style-name="P1"><text:s text:c="2"/>"register": "register",</text:p><text:p text:style-name="P1"><text:s text:c="2"/>"reset": "reset"</text:p><text:p text:style-name="P1"><text:s/>},</text:p></draw:text-box></draw:frame></text:p>
      <text:p text:style-name="Text_20_body"/>
      <text:p text:style-name="Text_20_body"/>
      <text:p text:style-name="Text_20_body"/>
      <text:h text:style-name="Heading_20_3" text:outline-level="3"><text:bookmark-start text:name="__RefHeading___Toc526_793514635"/>login &lt;string&gt;<text:bookmark-end text:name="__RefHeading___Toc526_793514635"/></text:h>
      <text:p text:style-name="P15">login specifies which route should be activated when the application is ready to login the user.</text:p>
      <text:h text:style-name="P56" text:outline-level="3"><text:bookmark-start text:name="__RefHeading___Toc528_793514635"/>log<text:span text:style-name="T8">out</text:span> &lt;string&gt;<text:bookmark-end text:name="__RefHeading___Toc528_793514635"/></text:h>
      <text:p text:style-name="P15">logout specifies which route should be activated when the user has logged out of the application.</text:p>
      <text:h text:style-name="P56" text:outline-level="3"><text:bookmark-start text:name="__RefHeading___Toc530_793514635"/><text:span text:style-name="T8">main</text:span> &lt;string&gt;<text:bookmark-end text:name="__RefHeading___Toc530_793514635"/></text:h>
      <text:p text:style-name="P15">Main specifies which route should be activated when the user has loggin successfully; It is the main landing page.</text:p>
      <text:h text:style-name="P56" text:outline-level="3"><text:bookmark-start text:name="__RefHeading___Toc532_793514635"/><text:soft-page-break/><text:span text:style-name="T8">register</text:span> &lt;string&gt;<text:bookmark-end text:name="__RefHeading___Toc532_793514635"/></text:h>
      <text:p text:style-name="P15">Register specifies which route should be activated when the user has not yet been created and wants to register himself.</text:p>
      <text:h text:style-name="P56" text:outline-level="3"><text:bookmark-start text:name="__RefHeading___Toc534_793514635"/><text:span text:style-name="T8">reset</text:span> &lt;string&gt;<text:bookmark-end text:name="__RefHeading___Toc534_793514635"/></text:h>
      <text:p text:style-name="P15">Reset specifies which route should be activated when the user has forgotten his/her password and wants to reset it.</text:p>
      <text:p text:style-name="P15"/>
      <text:h text:style-name="Heading_20_2" text:outline-level="2"><draw:frame draw:style-name="fr1" draw:name="Frame3" text:anchor-type="paragraph" svg:x="0.166cm" svg:y="1.983cm" svg:width="17.08cm" draw:z-index="2"><draw:text-box fo:min-height="8.527cm"><text:p text:style-name="P1"><text:s text:c="2"/>"services": [</text:p><text:p text:style-name="P1"><text:s text:c="4"/>{</text:p><text:p text:style-name="P1"><text:s text:c="6"/>"nId": 0,</text:p><text:p text:style-name="P1"><text:s text:c="6"/>"sCode": "dealwip_unsecure",</text:p><text:p text:style-name="P1"><text:s text:c="6"/>"sHost": "//dealwipserver.herokuapp.com",</text:p><text:p text:style-name="P1"><text:s text:c="6"/>"nPort": 8000,</text:p><text:p text:style-name="P1"><text:s text:c="6"/>"sProtocol": "http"</text:p><text:p text:style-name="P1"><text:s text:c="4"/>},</text:p><text:p text:style-name="P1"><text:s text:c="4"/>{</text:p><text:p text:style-name="P1"><text:s text:c="6"/>"nId": 1,</text:p><text:p text:style-name="P1"><text:s text:c="6"/>"sCode": "dealwip",</text:p><text:p text:style-name="P1"><text:s text:c="6"/>"sHost": "//dealwipserver.herokuapp.com",</text:p><text:p text:style-name="P1"><text:s text:c="6"/>"nPort": 8000,</text:p><text:p text:style-name="P1"><text:s text:c="6"/>"sProtocol": "https"</text:p><text:p text:style-name="P1"><text:s text:c="4"/>},</text:p><text:p text:style-name="P1"><text:s text:c="4"/>{</text:p><text:p text:style-name="P1"><text:s text:c="6"/>"nId": 2,</text:p><text:p text:style-name="P1"><text:s text:c="6"/>"sCode": "local",</text:p><text:p text:style-name="P1"><text:s text:c="6"/>"sHost": "localhost",</text:p><text:p text:style-name="P1"><text:s text:c="6"/>"nPort": 5000,</text:p><text:p text:style-name="P1"><text:s text:c="6"/>"sProtocol": "http"</text:p><text:p text:style-name="P1"><text:s text:c="4"/>}</text:p><text:p text:style-name="P1"><text:s text:c="2"/>],</text:p></draw:text-box></draw:frame><text:bookmark-start text:name="__RefHeading___Toc536_793514635"/>Services<text:span text:style-name="T9"> &lt;array&gt;</text:span><text:bookmark-end text:name="__RefHeading___Toc536_793514635"/></text:h>
      <text:p text:style-name="P15">Services is where the various Ajax services used by the application are define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n this case, three services are defined. <text:s/>One secure service, one unsecured service, and a local service for development. <text:s/>There is no limit to the number of services that can be defined.</text:p>
      <text:h text:style-name="Heading_20_3" text:outline-level="3"><text:bookmark-start text:name="__RefHeading___Toc538_793514635"/>nId &lt;number&gt;<text:bookmark-end text:name="__RefHeading___Toc538_793514635"/></text:h>
      <text:p text:style-name="P15">This value is required by the framwork. <text:s/>It should be unique.</text:p>
      <text:h text:style-name="Heading_20_3" text:outline-level="3"><text:bookmark-start text:name="__RefHeading___Toc540_793514635"/><text:soft-page-break/>sCode &lt;string&gt;<text:bookmark-end text:name="__RefHeading___Toc540_793514635"/></text:h>
      <text:p text:style-name="P17">This value is also required by the framework. <text:s/>This is how the various apis defined in apis.json are tied to the services. <text:s/>This value must also be unique.</text:p>
      <text:h text:style-name="P57" text:outline-level="3"><text:bookmark-start text:name="__RefHeading___Toc542_793514635"/>s<text:span text:style-name="T9">Host</text:span> &lt;string&gt;<text:bookmark-end text:name="__RefHeading___Toc542_793514635"/></text:h>
      <text:p text:style-name="P17">sHost defines the server to be used.</text:p>
      <text:h text:style-name="P57" text:outline-level="3"><text:bookmark-start text:name="__RefHeading___Toc544_793514635"/><text:span text:style-name="T9">nPort</text:span> &lt;<text:span text:style-name="T9">number</text:span>&gt;<text:bookmark-end text:name="__RefHeading___Toc544_793514635"/></text:h>
      <text:p text:style-name="P17">nPort defines the port to be used for the service.</text:p>
      <text:h text:style-name="P57" text:outline-level="3"><text:bookmark-start text:name="__RefHeading___Toc546_793514635"/><text:span text:style-name="T9">sProtocol </text:span>&lt;<text:span text:style-name="T9">string</text:span>&gt;<text:span text:style-name="T22"> ["https", "http"]</text:span><text:bookmark-end text:name="__RefHeading___Toc546_793514635"/></text:h>
      <text:p text:style-name="P17">sProtocol defines the protocol to be used for the service. </text:p>
      <text:p text:style-name="P17"/>
      <text:h text:style-name="Heading_20_2" text:outline-level="2"><text:bookmark-start text:name="__RefHeading___Toc548_793514635"/>Credentials &lt;object&gt;<text:bookmark-end text:name="__RefHeading___Toc548_793514635"/></text:h>
      <text:p text:style-name="P17">The credentials entry is used to define necessary information to pre-populate a login screen.</text:p>
      <text:p text:style-name="Text_20_body"><draw:frame draw:style-name="fr1" draw:name="Frame4" text:anchor-type="paragraph" svg:x="0.224cm" svg:y="0.399cm" svg:width="16.992cm" draw:z-index="3"><draw:text-box fo:min-height="2.616cm"><text:p text:style-name="P2"><text:s text:c="2"/>"credentials": {</text:p><text:p text:style-name="P2"><text:s text:c="4"/>"sUserName" <text:s text:c="3"/>: "ironforgedev4@gmail.com",</text:p><text:p text:style-name="P2"><text:s text:c="4"/>"sPassword" <text:s text:c="3"/>: "12345678"</text:p><text:p text:style-name="P2"><text:s text:c="2"/>},</text:p></draw:text-box></draw:frame></text:p>
      <text:p text:style-name="Text_20_body"/>
      <text:p text:style-name="Text_20_body"/>
      <text:p text:style-name="Text_20_body"/>
      <text:h text:style-name="P57" text:outline-level="3"><text:bookmark-start text:name="__RefHeading___Toc550_793514635"/>sUserName &lt;string&gt;<text:bookmark-end text:name="__RefHeading___Toc550_793514635"/></text:h>
      <text:p text:style-name="P17">sUserName is used to store the users id/email</text:p>
      <text:h text:style-name="P57" text:outline-level="3"><text:bookmark-start text:name="__RefHeading___Toc552_793514635"/>s<text:span text:style-name="T9">Password</text:span> &lt;string&gt;<text:bookmark-end text:name="__RefHeading___Toc552_793514635"/></text:h>
      <text:p text:style-name="P17">sPassword is used to store the users password</text:p>
      <text:h text:style-name="Heading_20_2" text:outline-level="2"><text:bookmark-start text:name="__RefHeading___Toc554_793514635"/>AWS &lt;object&gt;<text:bookmark-end text:name="__RefHeading___Toc554_793514635"/></text:h>
      <text:p text:style-name="P18">AWS is used to store the required paramaters for uploading and downloading documents from Amazon Web Store. <text:s/>It is currently still in development.</text:p>
      <text:p text:style-name="P18"><draw:frame draw:style-name="fr1" draw:name="Frame5" text:anchor-type="paragraph" svg:x="0.254cm" svg:y="0.54cm" svg:width="16.962cm" draw:z-index="4"><draw:text-box fo:min-height="4.48cm"><text:p text:style-name="P3"><text:s text:c="3"/>"aws": {</text:p><text:p text:style-name="P3"><text:s text:c="4"/>"bucket": "dealwip",</text:p><text:p text:style-name="P3"><text:s text:c="4"/>"accessKey": "AKIAIORA26AL37IARCFA",</text:p><text:p text:style-name="P3"><text:s text:c="4"/>"secretKey": "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",</text:p><text:p text:style-name="P3"><text:s text:c="4"/>"region": "us-east-1",</text:p><text:p text:style-name="P3"><text:s text:c="4"/>"folder": "jsa-s3",</text:p><text:p text:style-name="P3"><text:s text:c="4"/>"serverEncryption": "AES256"</text:p><text:p text:style-name="P3"><text:s text:c="2"/>},</text:p></draw:text-box></draw:frame></text:p>
      <text:p text:style-name="P17"/>
      <text:p text:style-name="P17"/>
      <text:p text:style-name="P17"/>
      <text:h text:style-name="Heading_20_1" text:outline-level="1"><text:bookmark-start text:name="__RefHeading___Toc848_3690551251"/><text:soft-page-break/>API<text:span text:style-name="T20"> Settings</text:span><text:bookmark-end text:name="__RefHeading___Toc848_3690551251"/></text:h>
      <text:p text:style-name="Text_20_body"/>
      <text:p text:style-name="P25">Here is where (most of) the API information is stored. <text:s/>As you create APIs you add information here. <text:s/>The file is called <text:span text:style-name="T3">apis.json</text:span>. <text:s/>It is located in the <text:span text:style-name="T3">src/assets/met</text:span><text:span text:style-name="T6">a</text:span> folder<text:span text:style-name="T35">.</text:span></text:p>
      <text:h text:style-name="Heading_20_2" text:outline-level="2"><text:bookmark-start text:name="__RefHeading___Toc850_3690551251"/>Single Record Actions<text:bookmark-end text:name="__RefHeading___Toc850_3690551251"/></text:h>
      <text:p text:style-name="P34"><draw:frame draw:style-name="fr1" draw:name="Frame6" text:anchor-type="paragraph" svg:x="0.136cm" svg:y="0.744cm" svg:width="17.256cm" draw:z-index="5"><draw:text-box fo:min-height="16.06cm"><text:p text:style-name="P6"><text:span text:style-name="T24">"user"</text:span>: {</text:p><text:p text:style-name="P6"><text:s text:c="2"/><text:span text:style-name="T24">"sMode"</text:span>: <text:span text:style-name="T31">"debug"</text:span>,</text:p><text:p text:style-name="P6"><text:s text:c="2"/><text:span text:style-name="T24">"actions"</text:span>: {</text:p><text:p text:style-name="P6"><text:s text:c="4"/><text:span text:style-name="T24">"delete"</text:span>: {</text:p><text:p text:style-name="P6"><text:s text:c="6"/><text:span text:style-name="T24">"live"</text:span>: {</text:p><text:p text:style-name="P6"><text:s text:c="8"/><text:span text:style-name="T24">"sService"</text:span>: <text:span text:style-name="T31">"dealwip"</text:span>,</text:p><text:p text:style-name="P6"><text:s text:c="8"/><text:span text:style-name="T24">"sTemplate"</text:span>: <text:span text:style-name="T31">"user/[0]"</text:span>,</text:p><text:p text:style-name="P6"><text:s text:c="8"/><text:span text:style-name="T24">"sToken"</text:span>: <text:span text:style-name="T31">"org"</text:span></text:p><text:p text:style-name="P6"><text:span text:style-name="T29"><text:s text:c="6"/></text:span>},</text:p><text:p text:style-name="P6"><text:s text:c="6"/><text:span text:style-name="T24">"debug"</text:span>: {</text:p><text:p text:style-name="P6"><text:s text:c="8"/><text:span text:style-name="T24">"sService"</text:span>: <text:span text:style-name="T31">"local"</text:span>,</text:p><text:p text:style-name="P6"><text:s text:c="8"/><text:span text:style-name="T24">"sTemplate"</text:span>: <text:span text:style-name="T31">"user/[0]"</text:span>,</text:p><text:p text:style-name="P6"><text:s text:c="8"/><text:span text:style-name="T24">"sToken"</text:span>: <text:span text:style-name="T31">"org"</text:span></text:p><text:p text:style-name="P6"><text:span text:style-name="T29"><text:s text:c="6"/></text:span>}</text:p><text:p text:style-name="P6"><text:s text:c="4"/>},</text:p><text:p text:style-name="P6"><text:s text:c="4"/><text:span text:style-name="T24">"get"</text:span>: {</text:p><text:p text:style-name="P6"><text:s text:c="6"/><text:span text:style-name="T24">"live"</text:span>: {</text:p><text:p text:style-name="P6"><text:s text:c="8"/><text:span text:style-name="T24">"sService"</text:span>: <text:span text:style-name="T31">"dealwip"</text:span>,</text:p><text:p text:style-name="P6"><text:s text:c="8"/><text:span text:style-name="T24">"sTemplate"</text:span>: <text:span text:style-name="T31">"user/get?user_id=[0]"</text:span>,</text:p><text:p text:style-name="P6"><text:s text:c="8"/><text:span text:style-name="T24">"sToken"</text:span>: <text:span text:style-name="T31">"org"</text:span></text:p><text:p text:style-name="P6"><text:span text:style-name="T29"><text:s text:c="6"/></text:span>},</text:p><text:p text:style-name="P6"><text:s text:c="6"/><text:span text:style-name="T24">"debug"</text:span>: {</text:p><text:p text:style-name="P6"><text:s text:c="8"/><text:span text:style-name="T24">"sService"</text:span>: <text:span text:style-name="T12">null</text:span>,</text:p><text:p text:style-name="P6"><text:s text:c="8"/><text:span text:style-name="T24">"sTemplate"</text:span>: <text:span text:style-name="T31">"./assets/data/user/user.json"</text:span>,</text:p><text:p text:style-name="P6"><text:s text:c="8"/><text:span text:style-name="T24">"sToken"</text:span>: <text:span text:style-name="T12">null</text:span></text:p><text:p text:style-name="P6"><text:span text:style-name="T11"><text:s text:c="6"/></text:span>}</text:p><text:p text:style-name="P6"><text:s text:c="4"/>},</text:p><text:p text:style-name="P6"><text:s text:c="2"/></text:p></draw:text-box></draw:frame>kwNg distinguishes between those actions that act on one record and those actions that act on multiple records (i.e. retrieve multiple records. <text:s/>Thus an entry for single records and for multiple recoreds is required.</text:p>
      <text:h text:style-name="P61" text:outline-level="2"><text:soft-page-break/></text:h>
      <text:h text:style-name="Heading_20_2" text:outline-level="2"><draw:frame draw:style-name="fr1" draw:name="Frame7" text:anchor-type="paragraph" svg:x="0.342cm" svg:y="0.222cm" svg:width="16.933cm" draw:z-index="6"><draw:text-box fo:min-height="7.608cm"><text:p text:style-name="P5"><text:s text:c="3"/><text:span text:style-name="T33">("user" (cont))</text:span></text:p><text:p text:style-name="P48"><text:s text:c="3"/>"post": {</text:p><text:p text:style-name="P8"><text:s text:c="6"/><text:span text:style-name="T24">"live"</text:span>: {</text:p><text:p text:style-name="P8"><text:s text:c="8"/><text:span text:style-name="T24">"sService"</text:span>: <text:span text:style-name="T31">"dealwip"</text:span>,</text:p><text:p text:style-name="P8"><text:s text:c="8"/><text:span text:style-name="T24">"sTemplate"</text:span>: <text:span text:style-name="T31">"user"</text:span>,</text:p><text:p text:style-name="P8"><text:s text:c="8"/><text:span text:style-name="T24">"sToken"</text:span>: <text:span text:style-name="T31">"org"</text:span></text:p><text:p text:style-name="P8"><text:span text:style-name="T29"><text:s text:c="6"/></text:span>},</text:p><text:p text:style-name="P8"><text:s text:c="6"/><text:span text:style-name="T24">"debug"</text:span>: {</text:p><text:p text:style-name="P8"><text:s text:c="8"/><text:span text:style-name="T24">"sService"</text:span>: <text:span text:style-name="T31">"local"</text:span>,</text:p><text:p text:style-name="P8"><text:s text:c="8"/><text:span text:style-name="T24">"sTemplate"</text:span>: <text:span text:style-name="T31">"user"</text:span>,</text:p><text:p text:style-name="P8"><text:s text:c="8"/><text:span text:style-name="T24">"sToken"</text:span>: <text:span text:style-name="T31">"org"</text:span></text:p><text:p text:style-name="P8"><text:span text:style-name="T29"><text:s text:c="6"/></text:span>}</text:p><text:p text:style-name="P8"><text:s text:c="4"/>},</text:p><text:p text:style-name="P9"><text:span text:style-name="T32"><text:s/></text:span><text:span text:style-name="T27"><text:s text:c="3"/></text:span><text:span text:style-name="T26">"patch"</text:span><text:span text:style-name="T34">: {</text:span></text:p><text:p text:style-name="P44"><text:s text:c="6"/><text:span text:style-name="T24">"live"</text:span>: {</text:p><text:p text:style-name="P44"><text:s text:c="8"/><text:span text:style-name="T24">"sService"</text:span>: <text:span text:style-name="T31">"dealwip"</text:span>,</text:p><text:p text:style-name="P44"><text:s text:c="8"/><text:span text:style-name="T24">"sTemplate"</text:span>: <text:span text:style-name="T31">"user"</text:span>,</text:p><text:p text:style-name="P44"><text:s text:c="8"/><text:span text:style-name="T24">"sToken"</text:span>: <text:span text:style-name="T31">"org"</text:span></text:p><text:p text:style-name="P44"><text:span text:style-name="T29"><text:s text:c="6"/></text:span>},</text:p><text:p text:style-name="P44"><text:s text:c="6"/><text:span text:style-name="T24">"debug"</text:span>: {</text:p><text:p text:style-name="P44"><text:s text:c="8"/><text:span text:style-name="T24">"sService"</text:span>: <text:span text:style-name="T31">"local"</text:span>,</text:p><text:p text:style-name="P44"><text:s text:c="8"/><text:span text:style-name="T24">"sTemplate"</text:span>: <text:span text:style-name="T31">"user"</text:span>,</text:p><text:p text:style-name="P44"><text:s text:c="8"/><text:span text:style-name="T24">"sToken"</text:span>: <text:span text:style-name="T31">"org"</text:span></text:p><text:p text:style-name="P44"><text:span text:style-name="T29"><text:s text:c="6"/></text:span>}</text:p><text:p text:style-name="P44"><text:s text:c="4"/>}</text:p><text:p text:style-name="P44"><text:s text:c="2"/>}</text:p><text:p text:style-name="P47">},</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2" text:outline-level="2"/>
      <text:h text:style-name="Heading_20_3" text:outline-level="3"><text:bookmark-start text:name="__RefHeading___Toc852_3690551251"/>&lt;API Name&gt; &lt;object&gt;<text:bookmark-end text:name="__RefHeading___Toc852_3690551251"/></text:h>
      <text:p text:style-name="P29"><text:span text:style-name="T20">This is a sample entry for the user API. <text:s/>It is made up of actions and entries for debug and live are available. <text:s/>The API Name must be unique across the whole application and it is case sensitive. <text:s text:c="2"/>It specifies the service it will be using. <text:s/>A debug and live version are provided and can be set. <text:s/>It is recommended that <text:s/>one create a json object and store it in the </text:span><text:span text:style-name="T7">src/assets/data</text:span><text:span text:style-name="T6"> folder</text:span><text:span text:style-name="T21"> and point the debug entry to that.</text:span></text:p>
      <text:h text:style-name="Heading_20_3" text:outline-level="3"><text:bookmark-start text:name="__RefHeading___Toc854_3690551251"/>sMode &lt;string&gt;<text:span text:style-name="T22"> ["live", "debug"]</text:span><text:bookmark-end text:name="__RefHeading___Toc854_3690551251"/></text:h>
      <text:p text:style-name="P26">The framework allows the granularity of determining whether an api may be live or debug.<text:span text:style-name="T23"> These values are loaded when the application starts up. <text:s/>Simply modify the value, save the file and restart the app.</text:span></text:p>
      <text:h text:style-name="Heading_20_3" text:outline-level="3"><text:bookmark-start text:name="__RefHeading___Toc856_3690551251"/><text:span text:style-name="T23">actions</text:span> &lt;<text:span text:style-name="T23">array</text:span>&gt;<text:span text:style-name="T22"> ["delete", "get", "post", "patch"]</text:span><text:bookmark-end text:name="__RefHeading___Toc856_3690551251"/></text:h>
      <text:p text:style-name="P27">Under the api name, <text:s/>four objects may be defined. <text:s/>All four are not necessary. These refer to the http action that is to be performed.</text:p>
      <text:h text:style-name="Heading_20_3" text:outline-level="3"><text:bookmark-start text:name="__RefHeading___Toc858_3690551251"/><text:soft-page-break/>delete &lt;object&gt;<text:span text:style-name="T23"> ["debug", "live"]</text:span><text:bookmark-end text:name="__RefHeading___Toc858_3690551251"/></text:h>
      <text:p text:style-name="P27">This object describes the http delete action. It deletes a record on the server. There must be a debug and a live entry. <text:s/></text:p>
      <text:h text:style-name="Heading_20_3" text:outline-level="3"><text:bookmark-start text:name="__RefHeading___Toc860_3690551251"/><text:span text:style-name="T23">get</text:span> &lt;object&gt;<text:span text:style-name="T23"> ["debug", "live"]</text:span><text:bookmark-end text:name="__RefHeading___Toc860_3690551251"/></text:h>
      <text:p text:style-name="P27">This object describes the http get action. <text:s/>It retrieves a record on the server. There must be a debug and a live entry. <text:s/></text:p>
      <text:h text:style-name="Heading_20_3" text:outline-level="3"><text:bookmark-start text:name="__RefHeading___Toc862_3690551251"/><text:span text:style-name="T22">patch</text:span> &lt;object&gt;<text:span text:style-name="T23"> ["debug", "live"]</text:span><text:bookmark-end text:name="__RefHeading___Toc862_3690551251"/></text:h>
      <text:p text:style-name="P27">This object describes the http update action. <text:s/>It modifies a record on the server. There must be a debug and a live entry. <text:s/></text:p>
      <text:h text:style-name="Heading_20_3" text:outline-level="3"><text:bookmark-start text:name="__RefHeading___Toc864_3690551251"/><text:span text:style-name="T33">post</text:span> &lt;object&gt;<text:span text:style-name="T23"> ["debug", "live"]</text:span><text:bookmark-end text:name="__RefHeading___Toc864_3690551251"/></text:h>
      <text:p text:style-name="P28">This object describes the http <text:span text:style-name="T33">post</text:span> action. <text:s/>It <text:span text:style-name="T33">creates</text:span> a record on the server. There must be a debug and a live entry. <text:s/></text:p>
      <text:h text:style-name="Heading_20_3" text:outline-level="3"><text:bookmark-start text:name="__RefHeading___Toc866_3690551251"/>sService &lt;string&gt;<text:bookmark-end text:name="__RefHeading___Toc866_3690551251"/></text:h>
      <text:p text:style-name="P30">Each action object must specify a service. <text:s/>This service entry must correspond to one of the services entries in the <text:span text:style-name="T3">bootstrap.json</text:span> file located in the <text:span text:style-name="T3">src/assets</text:span> folder.</text:p>
      <text:p text:style-name="P30">If the action is created to retrieve a json object, set sService to null. <text:s/>Provide the path to the json file in the sTemplate field starting with<text:span text:style-name="T3"> ./assets/data.</text:span></text:p>
      <text:p text:style-name="P32">Set sToken to null.</text:p>
      <text:p text:style-name="P32"><draw:frame draw:style-name="fr1" draw:name="Frame8" text:anchor-type="paragraph" svg:x="0.194cm" svg:y="0.473cm" svg:width="17.052cm" draw:z-index="7"><draw:text-box fo:min-height="3.794cm"><text:p text:style-name="P7"><text:s text:c="2"/><text:span text:style-name="T24">"get"</text:span>: {</text:p><text:p text:style-name="P7"><text:s text:c="6"/><text:span text:style-name="T24">"live"</text:span>: {</text:p><text:p text:style-name="P7"><text:s text:c="8"/><text:span text:style-name="T24">"sService"</text:span>: <text:span text:style-name="T31">"dealwip"</text:span>,</text:p><text:p text:style-name="P7"><text:s text:c="8"/><text:span text:style-name="T24">"sTemplate"</text:span>: <text:span text:style-name="T31">"user/get?user_id=[0]"</text:span>,</text:p><text:p text:style-name="P7"><text:s text:c="8"/><text:span text:style-name="T24">"sToken"</text:span>: <text:span text:style-name="T31">"org"</text:span></text:p><text:p text:style-name="P7"><text:span text:style-name="T29"><text:s text:c="6"/></text:span>},</text:p><text:p text:style-name="P7"><text:s text:c="6"/><text:span text:style-name="T24">"debug"</text:span>: {</text:p><text:p text:style-name="P7"><text:s text:c="8"/><text:span text:style-name="T24">"sService"</text:span>: <text:span text:style-name="T12">null</text:span>,</text:p><text:p text:style-name="P7"><text:s text:c="8"/><text:span text:style-name="T24">"sTemplate"</text:span>: <text:span text:style-name="T31">"./assets/data/user/user.json"</text:span>,</text:p><text:p text:style-name="P7"><text:s text:c="8"/><text:span text:style-name="T24">"sToken"</text:span>: <text:span text:style-name="T12">null</text:span></text:p><text:p text:style-name="P7"><text:span text:style-name="T11"><text:s text:c="6"/></text:span>}</text:p><text:p text:style-name="P7"><text:s text:c="4"/>},</text:p></draw:text-box></draw:frame></text:p>
      <text:p text:style-name="P32"/>
      <text:p text:style-name="P50"/>
      <text:p text:style-name="P50"/>
      <text:p text:style-name="P50"/>
      <text:p text:style-name="P50"/>
      <text:p text:style-name="P50"/>
      <text:p text:style-name="P50"/>
      <text:h text:style-name="Heading_20_3" text:outline-level="3"><text:bookmark-start text:name="__RefHeading___Toc868_3690551251"/>sTemplate &lt;string&gt;<text:bookmark-end text:name="__RefHeading___Toc868_3690551251"/></text:h>
      <text:p text:style-name="P30">The actions signature is stored here. <text:s/>If paramaters are required, specify them with the "[n]" indicator. <text:s/>The framework will take the necessary parameter and replace the indicator with the paramater at run time.</text:p>
      <text:h text:style-name="P58" text:outline-level="3"><text:bookmark-start text:name="__RefHeading___Toc1084_3690551251"/>sToken &lt;string&gt;<text:bookmark-end text:name="__RefHeading___Toc1084_3690551251"/></text:h>
      <text:p text:style-name="P31">If the action for the service requires a token, that information must be provided here. <text:s/>sToken refers to the list of tokens in the <text:span text:style-name="T3">bootstrap.json</text:span> file located in the <text:span text:style-name="T3">src/assets</text:span> folder.</text:p>
      <text:p text:style-name="P33">If the action is simply retrieving a json file and a token is not required, then set sToken to null.</text:p>
      <text:p text:style-name="P35"/>
      <text:h text:style-name="Heading_20_2" text:outline-level="2"><text:bookmark-start text:name="__RefHeading___Toc870_3690551251"/>Multiple Record Action(s)<text:bookmark-end text:name="__RefHeading___Toc870_3690551251"/></text:h>
      <text:p text:style-name="Standard"/>
      <text:p text:style-name="Standard"><draw:frame draw:style-name="fr1" draw:name="Frame9" text:anchor-type="paragraph" svg:x="0.136cm" svg:y="3.052cm" svg:width="17.198cm" draw:z-index="8"><draw:text-box fo:min-height="8.551cm"><text:p text:style-name="P42"><text:span text:style-name="T24">"users"</text:span>: {</text:p><text:p text:style-name="P43"><text:s text:c="2"/><text:span text:style-name="T25">"sMode"</text:span><text:span text:style-name="T28">: </text:span><text:span text:style-name="T30">"debug"</text:span><text:span text:style-name="T28">,</text:span></text:p><text:p text:style-name="P43"><text:s text:c="2"/><text:span text:style-name="T25">"actions"</text:span><text:span text:style-name="T28">: {</text:span></text:p><text:p text:style-name="P43"><text:s text:c="4"/><text:span text:style-name="T25">"get"</text:span><text:span text:style-name="T28">: {</text:span></text:p><text:p text:style-name="P43"><text:s text:c="6"/><text:span text:style-name="T25">"live"</text:span><text:span text:style-name="T28">: {</text:span></text:p><text:p text:style-name="P43"><text:s text:c="8"/><text:span text:style-name="T25">"sService"</text:span><text:span text:style-name="T28">: </text:span><text:span text:style-name="T30">"dealwip"</text:span><text:span text:style-name="T28">,</text:span></text:p><text:p text:style-name="P43"><text:s text:c="8"/><text:span text:style-name="T25">"sTemplate"</text:span><text:span text:style-name="T28">: </text:span><text:span text:style-name="T30">"user"</text:span><text:span text:style-name="T28">,</text:span></text:p><text:p text:style-name="P43"><text:s text:c="8"/><text:span text:style-name="T25">"sToken"</text:span><text:span text:style-name="T28">: </text:span><text:span text:style-name="T30">"org"</text:span></text:p><text:p text:style-name="P43"><text:span text:style-name="T29"><text:s text:c="6"/></text:span><text:span text:style-name="T28">},</text:span></text:p><text:p text:style-name="P43"><text:s text:c="6"/><text:span text:style-name="T25">"debug"</text:span><text:span text:style-name="T28">: {</text:span></text:p><text:p text:style-name="P43"><text:s text:c="8"/><text:span text:style-name="T25">"sService"</text:span><text:span text:style-name="T28">: </text:span><text:span text:style-name="T13">null</text:span><text:span text:style-name="T28">,</text:span></text:p><text:p text:style-name="P43"><text:s text:c="8"/><text:span text:style-name="T25">"sTemplate"</text:span><text:span text:style-name="T28">: </text:span><text:span text:style-name="T30">"./assets/data/user/users.json"</text:span><text:span text:style-name="T28">,</text:span></text:p><text:p text:style-name="P43"><text:s text:c="8"/><text:span text:style-name="T25">"sToken"</text:span><text:span text:style-name="T28">: </text:span><text:span text:style-name="T13">null</text:span></text:p><text:p text:style-name="P43"><text:span text:style-name="T11"><text:s text:c="6"/></text:span><text:span text:style-name="T28">}</text:span></text:p><text:p text:style-name="P43"><text:s text:c="4"/><text:span text:style-name="T28">}</text:span></text:p><text:p text:style-name="P43"><text:s text:c="2"/><text:span text:style-name="T28">}</text:span></text:p><text:p text:style-name="P46">},</text:p><text:p text:style-name="Frame_20_contents"/></draw:text-box></draw:frame><text:bookmark-start text:name="__RefHeading___Toc872_3690551251"/>When the potential of retrieving multiple records exist, then a separate entry is required in the apis.json file. <text:s/>It typically has the plural name of the single object. <text:s/>All of the paramaters are the same as the single object<text:bookmark-end text:name="__RefHeading___Toc872_3690551251"/></text:p>
      <text:h text:style-name="P68" text:outline-level="1"><text:bookmark-start text:name="__RefHeading___Toc1195_3690551251"/>Running the App<text:bookmark-end text:name="__RefHeading___Toc1195_3690551251"/></text:h>
      <text:p text:style-name="P36"/>
      <text:h text:style-name="Heading_20_2" text:outline-level="2"><text:bookmark-start text:name="__RefHeading___Toc1197_3690551251"/><text:span text:style-name="T36">1. </text:span>Build Docker base image<text:bookmark-end text:name="__RefHeading___Toc1197_3690551251"/></text:h>
      <text:p text:style-name="Text_20_body">run <text:span text:style-name="T37">`./baseBuild.sh`</text:span></text:p>
      <text:h text:style-name="Heading_20_2" text:outline-level="2"><text:bookmark-start text:name="__RefHeading___Toc1199_3690551251"/><text:span text:style-name="T36">2. </text:span>Build Docker image<text:bookmark-end text:name="__RefHeading___Toc1199_3690551251"/></text:h>
      <text:p text:style-name="Text_20_body">run <text:span text:style-name="T37">`./build.sh`</text:span></text:p>
      <text:h text:style-name="Heading_20_2" text:outline-level="2"><text:bookmark-start text:name="__RefHeading___Toc1201_3690551251"/><text:span text:style-name="T36">3. </text:span>Run Docker image<text:bookmark-end text:name="__RefHeading___Toc1201_3690551251"/></text:h>
      <text:p text:style-name="Text_20_body">run <text:span text:style-name="T37">`./run.sh`</text:span></text:p>
      <text:p text:style-name="P69"/>
      <text:h text:style-name="Heading_20_2" text:outline-level="2"><text:bookmark-start text:name="__RefHeading___Toc1203_3690551251"/><text:span text:style-name="T36">4. D</text:span>ebug app while in container<text:bookmark-end text:name="__RefHeading___Toc1203_3690551251"/></text:h>
      <text:p text:style-name="Text_20_body">run <text:span text:style-name="T37">`./debug.sh`</text:span></text:p>
      <text:p text:style-name="Text_20_body">Application can be viewed at localhost:4204</text:p>
      <text:h text:style-name="Heading_20_2" text:outline-level="2"><text:bookmark-start text:name="__RefHeading___Toc1205_3690551251"/><text:span text:style-name="T36">5. Rectify </text:span>node-saas <text:span text:style-name="T36">P</text:span>roblem<text:span text:style-name="T36"> (If occurs)</text:span><text:bookmark-end text:name="__RefHeading___Toc1205_3690551251"/></text:h>
      <text:p text:style-name="P42">exit docker</text:p>
      <text:p text:style-name="P42">run <text:span text:style-name="T37">`npm rebuild node-sass --force`</text:span></text:p>
      <text:p text:style-name="P42">run <text:span text:style-name="T37">`./run.sh`</text:span></text:p>
      <text:p text:style-name="P42">This should resolve it</text:p>
      <text:p text:style-name="P45"/>
      <text:h text:style-name="Heading_20_2" text:outline-level="2"><text:bookmark-start text:name="__RefHeading___Toc1207_3690551251"/><text:span text:style-name="T36">6. B</text:span>uild <text:span text:style-name="T36">R</text:span>elease while in <text:span text:style-name="T36">C</text:span>ontainer<text:bookmark-end text:name="__RefHeading___Toc1207_3690551251"/></text:h>
      <text:p text:style-name="Text_20_body">run <text:span text:style-name="T37">`./release.sh`</text:span></text:p>
      <text:p text:style-name="Text_20_body">Application can be viewed at localhost:4204</text:p>
      <text:p text:style-name="Text_20_body"/>
      <text:h text:style-name="Heading_20_2" text:outline-level="2"><text:bookmark-start text:name="__RefHeading___Toc1209_3690551251"/>To clear all docker artifacts<text:bookmark-end text:name="__RefHeading___Toc1209_3690551251"/></text:h>
      <text:p text:style-name="Text_20_body">run <text:span text:style-name="T37">`./erase.sh`</text:span></text:p>
      <text:h text:style-name="Heading_20_2" text:outline-level="2"><text:bookmark-start text:name="__RefHeading___Toc1211_3690551251"/>To view all docker artifacts<text:bookmark-end text:name="__RefHeading___Toc1211_3690551251"/></text:h>
      <text:p text:style-name="Text_20_body">run <text:span text:style-name="T37">`./view.sh`</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2:39:41.811418481</meta:creation-date>
    <dc:date>2018-05-01T17:05:19.470492794</dc:date>
    <meta:editing-duration>PT39M39S</meta:editing-duration>
    <meta:editing-cycles>10</meta:editing-cycles>
    <meta:generator>LibreOffice/5.1.6.2$Linux_X86_64 LibreOffice_project/10m0$Build-2</meta:generator>
    <meta:document-statistic meta:table-count="0" meta:image-count="0" meta:object-count="0" meta:page-count="16" meta:paragraph-count="354" meta:word-count="2758" meta:character-count="17687" meta:non-whitespace-character-count="14468"/>
  </office:meta>
</office:document-meta>
</file>